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text-underline-style="solid" style:text-underline-width="auto" style:text-underline-color="font-color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4.5cm" svg:x2="28.7cm" svg:y2="4.5cm">
          <text:p/>
        </draw:line>
        <draw:custom-shape draw:style-name="gr3" draw:text-style-name="P1" draw:layer="layout" svg:width="5.8cm" svg:height="1.5cm" svg:x="8.1cm" svg:y="2.3cm">
          <text:p text:style-name="P1">Display Memb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9cm" svg:y="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1cm" svg:y="1cm">
          <text:p text:style-name="P1"><text:span text:style-name="T1">□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6.3cm" svg:y="1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22.6cm" svg:y="2.3cm">
          <text:p text:style-name="P1">Print Invoic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7cm" svg:y1="1.8cm" svg:x2="1cm" svg:y2="1.8cm">
          <text:p/>
        </draw:line>
        <draw:g>
          <draw:custom-shape draw:style-name="gr3" draw:text-style-name="P1" draw:layer="layout" svg:width="5.8cm" svg:height="1.5cm" svg:x="14.6cm" svg:y="2.3cm">
            <text:p text:style-name="P1">Manage Dat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5cm" svg:height="1.5cm" svg:x="20.4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9cm" svg:height="0.723cm" svg:x="20.7cm" svg:y="2.695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1" draw:layer="layout" svg:width="26.9cm" svg:height="14.7cm" svg:x="1.4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14.6cm" svg:y="3.8cm">
          <text:p text:style-name="P1">Add New Memb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14.6cm" svg:y="5.3cm">
          <text:p text:style-name="P1">Edit Memb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14.6cm" svg:y="6.8cm">
          <text:p text:style-name="P1">Delete Memb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0.5cm" svg:x="20.4cm" svg:y="3.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14.6cm" svg:y="8.3cm">
          <text:p text:style-name="P1">Add New Paren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14.6cm" svg:y="9.8cm">
          <text:p text:style-name="P1">Edit Par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14.6cm" svg:y="11.3cm">
          <text:p text:style-name="P1">Delete Parent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.409cm" svg:height="2.384cm" svg:x="4.3cm" svg:y="10.316cm">
          <draw:text-box>
            <text:p text:style-name="P1">Database</text:p>
            <text:p text:style-name="P1">(Shown when Display Members</text:p>
            <text:p text:style-name="P1">Is Clicked)</text:p>
          </draw:text-box>
        </draw:frame>
        <draw:custom-shape draw:style-name="gr3" draw:text-style-name="P1" draw:layer="layout" svg:width="5.8cm" svg:height="1.5cm" svg:x="14.6cm" svg:y="12.8cm">
          <text:p text:style-name="P1">Manage Invoic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0:26:52.277000000</meta:creation-date>
    <meta:generator>LibreOffice/4.2.5.2$Windows_x86 LibreOffice_project/61cb170a04bb1f12e77c884eab9192be736ec5f5</meta:generator>
    <dc:date>2014-12-03T12:30:35.319000000</dc:date>
    <meta:editing-duration>PT6M46S</meta:editing-duration>
    <meta:editing-cycles>4</meta:editing-cycles>
    <meta:document-statistic meta:object-count="22"/>
  </office:meta>
</office:document-meta>
</file>